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.addReference(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setTarget( String targetToA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Type.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.getTo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.addReferenc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nt.execute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Ant.getBuil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handleErrorFlush( String errorOutputToFlu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.overridePropert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ference.setToRefid( String targ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copyReference( String oldKey , String new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nt.setInheritRef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initializeProjec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ference.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addAlmostAll( Hashtable props , PropertyType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t.handleFlush( String toFlu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getElement.Tar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.creat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.setAntfile( String an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.re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Ele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Ant( Task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handleErrorOutput( String errorOutputToHa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.handleOutput( String outputToHa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.addPropertyset( PropertySe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.setUseNativeBasedi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getNewPro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.setOutput( String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.addConfiguredTarget( TargetElement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.setInheritAll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